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style:style style:name="P1" style:parent-style-name="Título" style:master-page-name="MP0" style:family="paragraph">
      <style:paragraph-properties fo:break-before="page"/>
    </style:style>
    <style:style style:name="S1" style:family="section">
      <style:section-properties fo:margin-left="0in" fo:margin-right="0in" style:writing-mode="lr-tb"/>
    </style:style>
    <style:style style:name="P2" style:parent-style-name="TDC3" style:family="paragraph">
      <style:paragraph-properties>
        <style:tab-stops>
          <style:tab-stop style:type="right" style:leader-style="dotted" style:leader-text="." style:position="5.5937in"/>
        </style:tab-stops>
      </style:paragraph-properties>
    </style:style>
    <style:style style:name="P3" style:parent-style-name="TDC3" style:family="paragraph">
      <style:paragraph-properties>
        <style:tab-stops>
          <style:tab-stop style:type="right" style:leader-style="dotted" style:leader-text="." style:position="5.5937in"/>
        </style:tab-stops>
      </style:paragraph-properties>
    </style:style>
    <style:style style:name="P4" style:parent-style-name="TDC3" style:family="paragraph">
      <style:paragraph-properties>
        <style:tab-stops>
          <style:tab-stop style:type="right" style:leader-style="dotted" style:leader-text="." style:position="5.5937in"/>
        </style:tab-stops>
      </style:paragraph-properties>
    </style:style>
    <style:style style:name="P5" style:parent-style-name="TDC3" style:family="paragraph">
      <style:paragraph-properties>
        <style:tab-stops>
          <style:tab-stop style:type="right" style:leader-style="dotted" style:leader-text="." style:position="5.5937in"/>
        </style:tab-stops>
      </style:paragraph-properties>
    </style:style>
    <style:style style:name="P6" style:parent-style-name="TDC3" style:family="paragraph">
      <style:paragraph-properties>
        <style:tab-stops>
          <style:tab-stop style:type="right" style:leader-style="dotted" style:leader-text="." style:position="5.5937in"/>
        </style:tab-stops>
      </style:paragraph-properties>
    </style:style>
    <style:style style:name="P7" style:parent-style-name="TDC3" style:family="paragraph">
      <style:paragraph-properties>
        <style:tab-stops>
          <style:tab-stop style:type="right" style:leader-style="dotted" style:leader-text="." style:position="5.5937in"/>
        </style:tab-stops>
      </style:paragraph-properties>
    </style:style>
    <style:style style:name="P8" style:parent-style-name="TDC3" style:family="paragraph">
      <style:paragraph-properties>
        <style:tab-stops>
          <style:tab-stop style:type="right" style:leader-style="dotted" style:leader-text="." style:position="5.5937in"/>
        </style:tab-stops>
      </style:paragraph-properties>
    </style:style>
    <style:style style:name="P9" style:parent-style-name="TDC3" style:family="paragraph">
      <style:paragraph-properties>
        <style:tab-stops>
          <style:tab-stop style:type="right" style:leader-style="dotted" style:leader-text="." style:position="5.5937in"/>
        </style:tab-stops>
      </style:paragraph-properties>
    </style:style>
    <style:style style:name="P10" style:parent-style-name="Normal" style:family="paragraph">
      <style:text-properties fo:font-size="9pt" style:font-size-asian="9pt"/>
    </style:style>
    <style:style style:name="P11" style:parent-style-name="Normal" style:family="paragraph">
      <style:text-properties fo:font-size="9pt" style:font-size-asian="9pt"/>
    </style:style>
    <style:style style:name="P12" style:parent-style-name="Normal" style:family="paragraph">
      <style:text-properties fo:font-size="9pt" style:font-size-asian="9pt"/>
    </style:style>
    <style:style style:name="P13" style:parent-style-name="Normal" style:family="paragraph">
      <style:text-properties fo:font-size="9pt" style:font-size-asian="9pt"/>
    </style:style>
    <style:style style:name="P14" style:parent-style-name="Normal" style:family="paragraph">
      <style:text-properties fo:font-size="9pt" style:font-size-asian="9pt"/>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CódigoFuente" style:family="paragraph">
      <style:paragraph-properties fo:text-align="start"/>
      <style:text-properties style:font-name-complex="Courier New" fo:font-weight="bold" style:font-weight-asian="bold" fo:font-size="10pt" style:font-size-asian="10pt" fo:language="en" fo:country="GB" style:language-asian="es"/>
    </style:style>
    <style:style style:name="P27" style:parent-style-name="CódigoFuente" style:family="paragraph">
      <style:paragraph-properties fo:text-align="start"/>
      <style:text-properties style:font-name-complex="Courier New" fo:font-size="10pt" style:font-size-asian="10pt" fo:language="en" fo:country="GB" style:language-asian="es"/>
    </style:style>
    <style:style style:name="P28" style:parent-style-name="CódigoFuente" style:family="paragraph">
      <style:paragraph-properties fo:text-align="start"/>
      <style:text-properties style:font-name-complex="Courier New" fo:font-size="10pt" style:font-size-asian="10pt" fo:language="en" fo:country="GB" style:language-asian="es"/>
    </style:style>
    <style:style style:name="P29" style:parent-style-name="CódigoFuente" style:family="paragraph">
      <style:paragraph-properties fo:text-align="start"/>
      <style:text-properties style:font-name-complex="Courier New" fo:font-size="10pt" style:font-size-asian="10pt" fo:language="en" fo:country="GB" style:language-asian="es"/>
    </style:style>
    <style:style style:name="P30" style:parent-style-name="CódigoFuente" style:family="paragraph">
      <style:paragraph-properties fo:text-align="start"/>
      <style:text-properties style:font-name-complex="Courier New" fo:font-size="10pt" style:font-size-asian="10pt" fo:language="en" fo:country="GB" style:language-asian="es"/>
    </style:style>
    <style:style style:name="P31" style:parent-style-name="CódigoFuente" style:family="paragraph">
      <style:paragraph-properties fo:text-align="start"/>
    </style:style>
    <style:style style:name="T32" style:parent-style-name="Fuentedepárrafopredeter." style:family="text">
      <style:text-properties style:font-name-complex="Courier New" fo:font-size="10pt" style:font-size-asian="10pt" fo:language="en" fo:country="GB" style:language-asian="es"/>
    </style:style>
    <style:style style:name="T33" style:parent-style-name="Fuentedepárrafopredeter." style:family="text">
      <style:text-properties style:font-name-complex="Courier New" fo:font-size="10pt" style:font-size-asian="10pt" fo:language="es" style:language-asian="es"/>
    </style:style>
    <style:style style:name="P34" style:parent-style-name="CódigoFuente" style:family="paragraph">
      <style:paragraph-properties fo:text-align="start"/>
      <style:text-properties style:font-name-complex="Courier New" fo:font-size="10pt" style:font-size-asian="10pt" fo:language="es" style:language-asian="es"/>
    </style:style>
    <style:style style:name="P35"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36"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37"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38"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39"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40"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41" style:parent-style-name="CódigoFuente" style:family="paragraph">
      <style:paragraph-properties fo:text-align="start" fo:line-height="100%"/>
    </style:style>
    <style:style style:name="T42" style:parent-style-name="Fuentedepárrafopredeter." style:family="text">
      <style:text-properties style:font-name-complex="Courier New" fo:font-size="10pt" style:font-size-asian="10pt" fo:language="en" fo:country="GB" style:language-asian="es"/>
    </style:style>
    <style:style style:name="T43" style:parent-style-name="Fuentedepárrafopredeter." style:family="text">
      <style:text-properties style:font-name-complex="Courier New" fo:font-weight="bold" style:font-weight-asian="bold" fo:font-size="10pt" style:font-size-asian="10pt" fo:language="en" fo:country="GB" style:language-asian="es"/>
    </style:style>
    <style:style style:name="P44"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45"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46"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47"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48"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49" style:parent-style-name="CódigoFuente" style:family="paragraph">
      <style:paragraph-properties fo:text-align="start" fo:line-height="100%"/>
    </style:style>
    <style:style style:name="T50" style:parent-style-name="Fuentedepárrafopredeter." style:family="text">
      <style:text-properties style:font-name-complex="Courier New" fo:font-weight="bold" style:font-weight-asian="bold" fo:font-size="10pt" style:font-size-asian="10pt" fo:language="en" fo:country="GB" style:language-asian="es"/>
    </style:style>
    <style:style style:name="T51" style:parent-style-name="Fuentedepárrafopredeter." style:family="text">
      <style:text-properties style:font-name-complex="Courier New" fo:font-weight="bold" style:font-weight-asian="bold" fo:font-size="10pt" style:font-size-asian="10pt" style:language-asian="es"/>
    </style:style>
    <style:style style:name="P52" style:parent-style-name="CódigoFuente" style:family="paragraph">
      <style:paragraph-properties fo:text-align="start" fo:line-height="100%"/>
      <style:text-properties style:font-name-complex="Courier New" fo:font-size="10pt" style:font-size-asian="10pt" fo:language="es" style:language-asian="es"/>
    </style:style>
    <style:style style:name="P53" style:parent-style-name="CódigoFuente" style:family="paragraph">
      <style:paragraph-properties fo:text-align="start" fo:line-height="100%"/>
    </style:style>
    <style:style style:name="T54" style:parent-style-name="Fuentedepárrafopredeter." style:family="text">
      <style:text-properties style:font-name-complex="Courier New" fo:color="#008080" fo:font-size="10pt" style:font-size-asian="10pt" fo:language="es" style:language-asian="es"/>
    </style:style>
    <style:style style:name="T55" style:parent-style-name="Fuentedepárrafopredeter." style:family="text">
      <style:text-properties fo:font-size="10pt" style:font-size-asian="10pt" fo:language="en" fo:country="GB"/>
    </style:style>
    <style:style style:name="P56" style:parent-style-name="CódigoFuente" style:family="paragraph">
      <style:paragraph-properties fo:text-align="start" fo:line-height="100%"/>
      <style:text-properties fo:font-size="10pt" style:font-size-asian="10pt" fo:language="en" fo:country="GB"/>
    </style:style>
    <style:style style:name="P57" style:parent-style-name="CódigoFuente" style:family="paragraph">
      <style:paragraph-properties fo:text-align="start" fo:line-height="100%"/>
      <style:text-properties fo:font-size="10pt" style:font-size-asian="10pt" fo:language="en" fo:country="GB"/>
    </style:style>
    <style:style style:name="P58" style:parent-style-name="CódigoFuente" style:family="paragraph">
      <style:paragraph-properties fo:text-align="start" fo:line-height="100%"/>
      <style:text-properties fo:font-size="10pt" style:font-size-asian="10pt" fo:language="en" fo:country="GB"/>
    </style:style>
    <style:style style:name="P59" style:parent-style-name="CódigoFuente" style:family="paragraph">
      <style:paragraph-properties fo:text-align="start" fo:line-height="100%"/>
      <style:text-properties fo:font-size="10pt" style:font-size-asian="10pt" fo:language="en" fo:country="GB"/>
    </style:style>
    <style:style style:name="T60" style:parent-style-name="Fuentedepárrafopredeter." style:family="text">
      <style:text-properties fo:font-weight="bold" style:font-weight-asian="bold" style:font-weight-complex="bold" fo:color="#FF0000"/>
    </style:style>
    <style:style style:name="P61" style:parent-style-name="CódigoFuente" style:family="paragraph">
      <style:paragraph-properties fo:text-align="start" fo:line-height="100%"/>
      <style:text-properties fo:font-size="10pt" style:font-size-asian="10pt" fo:language="en" fo:country="GB"/>
    </style:style>
    <style:style style:name="P62" style:parent-style-name="CódigoFuente" style:family="paragraph">
      <style:paragraph-properties fo:text-align="start" fo:line-height="100%"/>
      <style:text-properties fo:font-size="10pt" style:font-size-asian="10pt" fo:language="en" fo:country="GB"/>
    </style:style>
    <style:style style:name="P63" style:parent-style-name="CódigoFuente" style:family="paragraph">
      <style:paragraph-properties fo:text-align="start" fo:line-height="100%"/>
    </style:style>
    <style:style style:name="T64" style:parent-style-name="Fuentedepárrafopredeter." style:family="text">
      <style:text-properties fo:font-size="10pt" style:font-size-asian="10pt" fo:language="en" fo:country="GB"/>
    </style:style>
    <style:style style:name="T65" style:parent-style-name="Fuentedepárrafopredeter." style:family="text">
      <style:text-properties fo:font-size="10pt" style:font-size-asian="10pt" fo:language="en" fo:country="GB"/>
    </style:style>
    <style:style style:name="T66" style:parent-style-name="Fuentedepárrafopredeter." style:family="text">
      <style:text-properties fo:font-weight="bold" style:font-weight-asian="bold" fo:font-size="10pt" style:font-size-asian="10pt" fo:language="en" fo:country="GB"/>
    </style:style>
    <style:style style:name="T67" style:parent-style-name="Fuentedepárrafopredeter." style:family="text">
      <style:text-properties fo:font-weight="bold" style:font-weight-asian="bold" fo:color="#FF0000" fo:font-size="10pt" style:font-size-asian="10pt" fo:language="en" fo:country="GB"/>
    </style:style>
    <style:style style:name="T68" style:parent-style-name="Fuentedepárrafopredeter." style:family="text">
      <style:text-properties fo:font-weight="bold" style:font-weight-asian="bold" fo:font-size="10pt" style:font-size-asian="10pt" fo:language="en" fo:country="GB"/>
    </style:style>
    <style:style style:name="P69" style:parent-style-name="CódigoFuente" style:family="paragraph">
      <style:paragraph-properties fo:text-align="start" fo:line-height="100%"/>
    </style:style>
    <style:style style:name="T70" style:parent-style-name="Fuentedepárrafopredeter." style:family="text">
      <style:text-properties fo:font-size="10pt" style:font-size-asian="10pt" fo:language="en" fo:country="GB"/>
    </style:style>
    <style:style style:name="T71" style:parent-style-name="Fuentedepárrafopredeter." style:family="text">
      <style:text-properties fo:font-size="10pt" style:font-size-asian="10pt" fo:language="en" fo:country="GB"/>
    </style:style>
    <style:style style:name="T72" style:parent-style-name="Fuentedepárrafopredeter." style:family="text">
      <style:text-properties fo:font-weight="bold" style:font-weight-asian="bold" fo:font-size="10pt" style:font-size-asian="10pt"/>
    </style:style>
    <style:style style:name="P73" style:parent-style-name="CódigoFuente" style:family="paragraph">
      <style:paragraph-properties fo:text-align="start" fo:line-height="100%"/>
      <style:text-properties fo:font-weight="bold" style:font-weight-asian="bold" fo:font-size="10pt" style:font-size-asian="10pt"/>
    </style:style>
    <style:style style:name="P74" style:parent-style-name="CódigoFuente" style:family="paragraph">
      <style:paragraph-properties fo:text-align="start" fo:line-height="100%"/>
      <style:text-properties fo:font-size="10pt" style:font-size-asian="10pt" fo:language="en" fo:country="GB"/>
    </style:style>
    <style:style style:name="P75" style:parent-style-name="Normal" style:family="paragraph">
      <style:text-properties style:font-name="Courier New" style:font-name-complex="Courier New" fo:color="#000000" fo:language="es" style:language-asian="es"/>
    </style:style>
    <style:style style:name="P76"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77"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78" style:parent-style-name="CódigoFuente" style:family="paragraph">
      <style:paragraph-properties fo:text-align="start" fo:line-height="100%"/>
    </style:style>
    <style:style style:name="T79" style:parent-style-name="Fuentedepárrafopredeter." style:family="text">
      <style:text-properties style:font-name-complex="Courier New" fo:font-size="10pt" style:font-size-asian="10pt" fo:language="en" fo:country="GB" style:language-asian="es"/>
    </style:style>
    <style:style style:name="T80" style:parent-style-name="Fuentedepárrafopredeter." style:family="text">
      <style:text-properties style:font-name-complex="Courier New" fo:font-size="10pt" style:font-size-asian="10pt" fo:language="en" fo:country="GB" style:language-asian="es"/>
    </style:style>
    <style:style style:name="T81" style:parent-style-name="Fuentedepárrafopredeter." style:family="text">
      <style:text-properties style:font-name-complex="Courier New" fo:font-weight="bold" style:font-weight-asian="bold" fo:font-size="10pt" style:font-size-asian="10pt" fo:language="en" fo:country="GB" style:language-asian="es"/>
    </style:style>
    <style:style style:name="P82" style:parent-style-name="CódigoFuente" style:family="paragraph">
      <style:paragraph-properties fo:text-align="start" fo:line-height="100%"/>
    </style:style>
    <style:style style:name="T83" style:parent-style-name="Fuentedepárrafopredeter." style:family="text">
      <style:text-properties style:font-name-complex="Courier New" fo:font-size="10pt" style:font-size-asian="10pt" fo:language="en" fo:country="GB" style:language-asian="es"/>
    </style:style>
    <style:style style:name="T84" style:parent-style-name="Fuentedepárrafopredeter." style:family="text">
      <style:text-properties style:font-name-complex="Courier New" fo:font-size="10pt" style:font-size-asian="10pt" fo:language="en" fo:country="GB" style:language-asian="es"/>
    </style:style>
    <style:style style:name="T85" style:parent-style-name="Fuentedepárrafopredeter." style:family="text">
      <style:text-properties style:font-name-complex="Courier New" fo:font-weight="bold" style:font-weight-asian="bold" fo:font-size="10pt" style:font-size-asian="10pt" fo:language="en" fo:country="GB" style:language-asian="es"/>
    </style:style>
    <style:style style:name="P86"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87"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88"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89"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90"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91"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92" style:parent-style-name="CódigoFuente" style:family="paragraph">
      <style:paragraph-properties fo:text-align="start" fo:line-height="100%"/>
    </style:style>
    <style:style style:name="T93" style:parent-style-name="Fuentedepárrafopredeter." style:family="text">
      <style:text-properties style:font-name-complex="Courier New" fo:font-size="10pt" style:font-size-asian="10pt" fo:language="en" fo:country="GB" style:language-asian="es"/>
    </style:style>
    <style:style style:name="T94" style:parent-style-name="Fuentedepárrafopredeter." style:family="text">
      <style:text-properties style:font-name-complex="Courier New" fo:font-size="10pt" style:font-size-asian="10pt" fo:language="es" style:language-asian="es"/>
    </style:style>
    <style:style style:name="P95" style:parent-style-name="CódigoFuente" style:family="paragraph">
      <style:paragraph-properties fo:text-align="start" fo:line-height="100%"/>
      <style:text-properties style:font-name-complex="Courier New" fo:font-size="10pt" style:font-size-asian="10pt" fo:language="es" style:language-asian="es"/>
    </style:style>
    <style:style style:name="P96" style:parent-style-name="CódigoFuente" style:family="paragraph">
      <style:paragraph-properties fo:text-align="start" fo:line-height="100%"/>
      <style:text-properties style:font-name-complex="Courier New" fo:font-size="10pt" style:font-size-asian="10pt" fo:language="es" style:language-asian="es"/>
    </style:style>
    <style:style style:name="P97"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98"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99"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00"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01"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02"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03" style:parent-style-name="CódigoFuente" style:family="paragraph">
      <style:paragraph-properties fo:text-align="start" fo:line-height="100%"/>
    </style:style>
    <style:style style:name="T104" style:parent-style-name="Fuentedepárrafopredeter." style:family="text">
      <style:text-properties style:font-name-complex="Courier New" fo:font-size="10pt" style:font-size-asian="10pt" fo:language="en" fo:country="GB" style:language-asian="es"/>
    </style:style>
    <style:style style:name="T105" style:parent-style-name="Fuentedepárrafopredeter." style:family="text">
      <style:text-properties style:font-name-complex="Courier New" fo:font-size="10pt" style:font-size-asian="10pt" fo:language="en" fo:country="GB" style:language-asian="es"/>
    </style:style>
    <style:style style:name="T106" style:parent-style-name="Fuentedepárrafopredeter." style:family="text">
      <style:text-properties style:font-name-complex="Courier New" fo:font-weight="bold" style:font-weight-asian="bold" fo:font-size="10pt" style:font-size-asian="10pt" fo:language="en" fo:country="GB" style:language-asian="es"/>
    </style:style>
    <style:style style:name="T107" style:parent-style-name="Fuentedepárrafopredeter." style:family="text">
      <style:text-properties style:font-name-complex="Courier New" fo:font-size="10pt" style:font-size-asian="10pt" fo:language="en" fo:country="GB" style:language-asian="es"/>
    </style:style>
    <style:style style:name="P108" style:parent-style-name="CódigoFuente" style:family="paragraph">
      <style:paragraph-properties fo:text-align="start" fo:line-height="100%"/>
      <style:text-properties style:font-name-complex="Courier New" fo:font-weight="bold" style:font-weight-asian="bold" fo:font-size="10pt" style:font-size-asian="10pt" fo:language="en" fo:country="GB" style:language-asian="es"/>
    </style:style>
    <style:style style:name="P109" style:parent-style-name="CódigoFuente" style:family="paragraph">
      <style:paragraph-properties fo:text-align="start" fo:line-height="100%"/>
    </style:style>
    <style:style style:name="T110" style:parent-style-name="Fuentedepárrafopredeter." style:family="text">
      <style:text-properties style:font-name-complex="Courier New" fo:font-size="10pt" style:font-size-asian="10pt" fo:language="en" fo:country="GB" style:language-asian="es"/>
    </style:style>
    <style:style style:name="T111" style:parent-style-name="Fuentedepárrafopredeter." style:family="text">
      <style:text-properties style:font-name-complex="Courier New" fo:font-size="10pt" style:font-size-asian="10pt" fo:language="en" fo:country="GB" style:language-asian="es"/>
    </style:style>
    <style:style style:name="T112" style:parent-style-name="Fuentedepárrafopredeter." style:family="text">
      <style:text-properties style:font-name-complex="Courier New" fo:font-weight="bold" style:font-weight-asian="bold" fo:font-size="10pt" style:font-size-asian="10pt" fo:language="en" fo:country="GB" style:language-asian="es"/>
    </style:style>
    <style:style style:name="T113" style:parent-style-name="Fuentedepárrafopredeter." style:family="text">
      <style:text-properties style:font-name-complex="Courier New" fo:font-size="10pt" style:font-size-asian="10pt" fo:language="en" fo:country="GB" style:language-asian="es"/>
    </style:style>
    <style:style style:name="P114"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15" style:parent-style-name="CódigoFuente" style:family="paragraph">
      <style:paragraph-properties fo:text-align="start" fo:line-height="100%"/>
      <style:text-properties style:font-name-complex="Courier New" fo:font-size="10pt" style:font-size-asian="10pt" fo:language="en" fo:country="GB" style:language-asian="es"/>
    </style:style>
    <style:style style:name="P116" style:parent-style-name="CódigoFuente" style:family="paragraph">
      <style:paragraph-properties fo:text-align="start" fo:line-height="100%"/>
      <style:text-properties fo:font-size="10pt" style:font-size-asian="10pt" fo:language="en" fo:country="GB"/>
    </style:style>
    <style:style style:name="P117" style:parent-style-name="CódigoFuente" style:family="paragraph">
      <style:paragraph-properties fo:text-align="start" fo:line-height="100%"/>
      <style:text-properties fo:font-size="10pt" style:font-size-asian="10pt" fo:language="en" fo:country="GB"/>
    </style:style>
    <style:style style:name="P118" style:parent-style-name="CódigoFuente" style:family="paragraph">
      <style:paragraph-properties fo:text-align="start" fo:line-height="100%"/>
      <style:text-properties fo:font-size="10pt" style:font-size-asian="10pt" fo:language="en" fo:country="GB"/>
    </style:style>
    <style:style style:name="P119" style:parent-style-name="CódigoFuente" style:family="paragraph">
      <style:paragraph-properties fo:text-align="start" fo:line-height="100%"/>
      <style:text-properties fo:font-size="10pt" style:font-size-asian="10pt" fo:language="en" fo:country="GB"/>
    </style:style>
    <style:style style:name="P120" style:parent-style-name="CódigoFuente" style:family="paragraph">
      <style:paragraph-properties fo:text-align="start" fo:line-height="100%"/>
      <style:text-properties fo:font-size="10pt" style:font-size-asian="10pt" fo:language="en" fo:country="GB"/>
    </style:style>
    <style:style style:name="P121" style:parent-style-name="Párrafodelista" style:list-style-name="LFO10" style:family="paragraph"/>
    <style:style style:name="P122" style:parent-style-name="Párrafodelista" style:list-style-name="LFO10" style:family="paragraph">
      <style:paragraph-properties style:text-autospace="none" fo:text-align="start" fo:margin-top="0in"/>
    </style:style>
    <style:style style:name="P123" style:parent-style-name="Párrafodelista" style:list-style-name="LFO10" style:family="paragraph">
      <style:paragraph-properties style:text-autospace="none" fo:text-align="start" fo:margin-top="0in"/>
    </style:style>
    <style:style style:name="P124" style:parent-style-name="Párrafodelista" style:list-style-name="LFO10" style:family="paragraph">
      <style:paragraph-properties style:text-autospace="none" fo:text-align="start" fo:margin-top="0in"/>
    </style:style>
    <style:style style:name="P125" style:parent-style-name="Párrafodelista" style:list-style-name="LFO10" style:family="paragraph">
      <style:paragraph-properties style:text-autospace="none" fo:text-align="start" fo:margin-top="0in"/>
    </style:style>
    <style:style style:name="P126" style:parent-style-name="Párrafodelista" style:list-style-name="LFO10" style:family="paragraph">
      <style:paragraph-properties style:text-autospace="none" fo:text-align="start" fo:margin-top="0in"/>
    </style:style>
  </office:automatic-styles>
  <office:body>
    <office:text text:use-soft-page-breaks="true">
      <text:p text:style-name="P1"><text:bookmark-start text:name="_Ref26771794"/><text:title text:fixed="false">Guía de programación del componente generador de Excel</text:title><text:bookmark-end text:name="_Ref26771794"/></text:p>
      <text:p text:style-name="Firma"><text:bookmark-start text:name="_Toc368985304"/><text:bookmark-start text:name="_Toc368985716"/><text:bookmark-start text:name="_Toc368986013"/><text:bookmark-start text:name="_Toc369940470"/></text:p>
      <text:p text:style-name="Subtítulo">lunes, 28 de diciembre de 2009</text:p>
      <text:section text:name="Sect1" text:style-name="S1">
        <text:p text:style-name="TítulodeTDC">Contenido</text:p>
        <text:table-of-content text:name="_TOC3">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TDC1"><text:a xlink:href="#_Toc249804651" office:target-frame-name="_top" xlink:show="replace"><text:span text:style-name="Hipervínculo">Introducción</text:span><text:tab/>2</text:a></text:p>
            <text:p text:style-name="P2"><text:a xlink:href="#_Toc249804652" office:target-frame-name="_top" xlink:show="replace"><text:span text:style-name="Hipervínculo">Introducción</text:span><text:tab/>2</text:a></text:p>
            <text:p text:style-name="P3"><text:a xlink:href="#_Toc249804653" office:target-frame-name="_top" xlink:show="replace"><text:span text:style-name="Hipervínculo">Modelo</text:span><text:tab/>2</text:a></text:p>
            <text:p text:style-name="P4"><text:a xlink:href="#_Toc249804654" office:target-frame-name="_top" xlink:show="replace"><text:span text:style-name="Hipervínculo">Controlador</text:span><text:tab/>2</text:a></text:p>
            <text:p text:style-name="P5"><text:a xlink:href="#_Toc249804655" office:target-frame-name="_top" xlink:show="replace"><text:span text:style-name="Hipervínculo">Fichero faces-config.xml</text:span><text:tab/>3</text:a></text:p>
            <text:p text:style-name="P6"><text:a xlink:href="#_Toc249804656" office:target-frame-name="_top" xlink:show="replace"><text:span text:style-name="Hipervínculo">Configuración de Spring, fichero applicationContext.xml</text:span><text:tab/>4</text:a></text:p>
            <text:p text:style-name="P7"><text:a xlink:href="#_Toc249804657" office:target-frame-name="_top" xlink:show="replace"><text:span text:style-name="Hipervínculo">Comandos</text:span><text:tab/>5</text:a></text:p>
            <text:p text:style-name="P8"><text:a xlink:href="#_Toc249804658" office:target-frame-name="_top" xlink:show="replace"><text:span text:style-name="Hipervínculo">Vistas</text:span><text:tab/>6</text:a></text:p>
            <text:p text:style-name="P9"><text:a xlink:href="#_Toc249804659" office:target-frame-name="_top" xlink:show="replace"><text:span text:style-name="Hipervínculo">Propiedades de Configuración</text:span><text:tab/>7</text:a></text:p>
          </text:index-body>
        </text:table-of-content>
        <text:p text:style-name="Normal"/>
        <text:p text:style-name="TDC1"/>
        <text:p text:style-name="P10"/>
        <text:p text:style-name="P11"/>
        <text:p text:style-name="P12"/>
        <text:p text:style-name="P13"/>
        <text:p text:style-name="P14"/>
        <text:p text:style-name="P15"><text:bookmark-start text:name="_Toc143068756"/><text:bookmark-start text:name="_Toc234808912"/><text:bookmark-end text:name="_Toc368985304"/><text:bookmark-end text:name="_Toc368985716"/><text:bookmark-end text:name="_Toc368986013"/><text:bookmark-end text:name="_Toc369940470"/></text:p>
        <text:p text:style-name="P16"/>
        <text:p text:style-name="P17"/>
        <text:p text:style-name="P18"/>
        <text:p text:style-name="P19"/>
        <text:p text:style-name="P20"/>
        <text:p text:style-name="P21"/>
        <text:p text:style-name="P22"/>
        <text:p text:style-name="P23"/>
        <text:p text:style-name="P24"/>
        <text:p text:style-name="P25"/>
        <text:h text:style-name="Título1" text:outline-level="1"><text:bookmark-start text:name="_Toc249804651"/>Introducción<text:bookmark-end text:name="_Toc143068756"/><text:bookmark-end text:name="_Toc234808912"/><text:bookmark-end text:name="_Toc249804651"/></text:h>
        <text:p text:style-name="Normal"><text:bookmark-start text:name="Inicio"/><text:bookmark-end text:name="Inicio"/>Este componente permite exportar a un fichero de Microsoft Excel (xls) una colección de datos. El componente iterará por la colección creando una fila por cada elemento, y una columna por cada atributo del objeto que se desee exportar. Las columnas se especificarán mediante un mapeo entre el nombre del atributo del objeto y el título que se quiere dar a la columna. Por ejemplo, para una lista de objetos de tipo Persona, siendo “name” un atributo de esa clase que se desea exportar a la columna nombre, el mapeo se especificaría de la siguiente forma: “name=Nombre”.</text:p>
        <text:p text:style-name="Normal">El componente retornará un ByteArrayOutputStream con el fichero, de manera que puede ser utilizado tanto en aplicaciones J2EE (web) como stand-alone (J2SE), siendo responsabilidad del código cliente qué hacer con él (ej.: guardarlo a fichero, serializarlo sobre la response, etc...).</text:p>
        <text:p text:style-name="Normal">La API es muy sencilla:</text:p>
        <text:p text:style-name="Normal"/>
        <text:p text:style-name="P26">public ByteArrayOutputStream createExcelFile(List&lt;?&gt; data, String mapColumns).</text:p>
        <text:p text:style-name="Normal">Donde el formato de mapColumns es como sigue: att1=colHeader1;<text:s/>att2=colHeader2;...<text:s/>;<text:s/>attN=colHeaderN.</text:p>
        <text:p text:style-name="Normal">El mapeo no es obligatorio. Si no se especifica, la exportación contendrá todos los atributos del bean, siendo la cabecera de la columna el nombre del atributo.</text:p>
        <text:p text:style-name="Normal">Como se ha indicado, el componente puede ser utilizado de manera independiente. No obstante aquí se precisará como integrarlo y utilizarlo en aplicaciones web construidas según la arquitectura.</text:p>
        <text:h text:style-name="Título1" text:outline-level="1"><text:bookmark-start text:name="_Toc226973457"/><text:bookmark-start text:name="_Toc234808914"/><text:bookmark-start text:name="_Toc249804653"/>Modelo<text:bookmark-end text:name="_Toc226973457"/><text:bookmark-end text:name="_Toc234808914"/><text:bookmark-end text:name="_Toc249804653"/><text:s/></text:h>
        <text:p text:style-name="Normal">El único requisito que debe satisfacer el modelo es contener una lista de objetos (ej.: List&lt;Clientes&gt; listaClientes), que contendrá los datos a partir de los cuales generar el fichero Excel.</text:p>
        <text:p text:style-name="Normal">También debe contener un campo para que el comando pueda almacenar el resultado de la ejecución. Este puede ser de tipo byte[], ByteArrayOutputStream o bien de tipo FileTransferItem, que es la abstracción que utiliza la arquitectura para la gestión de ficheros y que permitirá usar el componente de descarga proporcionado por la arquitectura.</text:p>
        <text:h text:style-name="Título1" text:outline-level="1"><text:bookmark-start text:name="_Toc226973458"/><text:bookmark-start text:name="_Toc234808915"/><text:bookmark-start text:name="_Toc249804654"/>Controlador<text:bookmark-end text:name="_Toc226973458"/><text:bookmark-end text:name="_Toc234808915"/><text:bookmark-end text:name="_Toc249804654"/></text:h>
        <text:p text:style-name="Normal">Siguiendo la normativa de Arquitectura, el controlador extenderá de BaseBackingBean parametrizado con el<text:s/>tipo del modelo definido.</text:p>
        <text:p text:style-name="Normal">También según la arquitectura, los comandos no tiene valor de retorno, sino que el resultado del comando se deposita en el parámetro de entrada del método execute (es decir, el modelo). Por tanto, el comando, que será el encargado de generar el fichero Excel, dejará el resultado de la exportación en el comando. El controlador deberá recoger este valor tras la ejecución. Para ello es necesario sobrescribir el método processResponse (o definir<text:s/><text:s/>el delegate apropiado). En el processResponse, se podrá acceder al modelo y por tanto al fichero.<text:s/></text:p>
        <text:p text:style-name="Normal">La arquitectura implementa la gestión de descarga de ficheros, a través del delegate “fileSupport”. Éste ofrece un método “downloadFile” que serializará el objeto sobre la response, de manera que al usuario se le mostrará desde el navegador el diálogo para Abrir/Guardar el fichero. Este método utiliza como abstracción para tratar los ficheros el objeto de tipo FileTransferItem. Por tanto, es preciso crear un objeto de este tipo (bien en el modelo, por lo que se creará en la ejecución del comando, bien directamente en processResponse).</text:p>
        <text:p text:style-name="Normal">A continuación se muestra un ejemplo<text:s/>de cómo el fichero que se encuentra en memoria puede ser manipulado para que el usuario pueda descargarlo y visualizarlo.</text:p>
        <text:p text:style-name="P27">@Override</text:p>
        <text:p text:style-name="P28">protected void processResponse(String whichCommand) {</text:p>
        <text:p text:style-name="P29"><text:tab/><text:s text:c="4"/>if (getModel().getFile() != null) {</text:p>
        <text:p text:style-name="P30"><text:tab/><text:s text:c="4"/><text:tab/><text:s text:c="5"/>getFileSupport().downloadFile(getModel().getFile());</text:p>
        <text:p text:style-name="P31"><text:span text:style-name="T32"><text:tab/><text:s text:c="4"/></text:span><text:span text:style-name="T33">}</text:span></text:p>
        <text:p text:style-name="P34">}</text:p>
        <text:h text:style-name="Título1" text:outline-level="1"><text:bookmark-start text:name="_Toc226973459"/><text:bookmark-start text:name="_Toc234808916"/><text:bookmark-start text:name="_Toc249804655"/>Fichero faces-config.xml<text:bookmark-end text:name="_Toc226973459"/><text:bookmark-end text:name="_Toc234808916"/><text:bookmark-end text:name="_Toc249804655"/><text:s/></text:h>
        <text:p text:style-name="Normal">La configuración que se tiene que realizar en el fichero faces-config.xml es la genérica para una aplicación siguiendo la normativa de Arquitectura.</text:p>
        <text:p text:style-name="Normal">Para poder utilizar la funcionalidad proporcionada por FileSupport, es necesario configurar el delegate<text:s/>fileSupport<text:s/>sobre<text:s/>el controlador. Para ello basta con especificar el componente de soporte a ficheros que ofrece la arquitectura (#{defaultFileSupport}).</text:p>
        <text:p text:style-name="P35">&lt;managed-bean&gt;</text:p>
        <text:p text:style-name="P36"><text:s text:c="2"/>&lt;managed-bean-name&gt;FlowCreateExcel&lt;/managed-bean-name&gt;</text:p>
        <text:p text:style-name="P37"><text:s text:c="2"/>&lt;managed-bean-class&gt;</text:p>
        <text:p text:style-name="P38"><text:s text:c="7"/>excel.jsf.FlowCreateExcel</text:p>
        <text:p text:style-name="P39"><text:s text:c="2"/>&lt;/managed-bean-class&gt;</text:p>
        <text:p text:style-name="P40"><text:s text:c="2"/>&lt;managed-bean-scope&gt;request&lt;/managed-bean-scope&gt; <text:s/></text:p>
        <text:p text:style-name="P41"><text:span text:style-name="T42"><text:s text:c="2"/></text:span><text:span text:style-name="T43">&lt;managed-property&gt;</text:span></text:p>
        <text:p text:style-name="P44"><text:tab/><text:s text:c="3"/>&lt;property-name&gt;fileSupport&lt;/property-name&gt;</text:p>
        <text:p text:style-name="P45"><text:tab/><text:s text:c="5"/>&lt;property-class&gt;</text:p>
        <text:p text:style-name="P46"><text:s text:c="10"/>filetransfer.FileSupport</text:p>
        <text:p text:style-name="P47"><text:s text:c="6"/>&lt;/property-class&gt;</text:p>
        <text:p text:style-name="P48"><text:tab/><text:s text:c="5"/>&lt;value&gt;#{defaultFileSupport}&lt;/value&gt;</text:p>
        <text:p text:style-name="P49"><text:span text:style-name="T50"><text:tab/><text:s/></text:span><text:span text:style-name="T51">&lt;/managed-property&gt;</text:span></text:p>
        <text:p text:style-name="P52">&lt;/managed-bean&gt;</text:p>
        <text:p text:style-name="Normal"/>
        <text:p text:style-name="Normal">Nota: Es necesario confirmar que se ha realizado el mapeo a<text:s/>CustomFacesVariableResolver, esta clase se encarga de resolver la instancia de<text:s/>FileSupport.</text:p>
        <text:p text:style-name="Normal"/>
        <text:p text:style-name="P53"><text:span text:style-name="T54">&lt;</text:span><text:span text:style-name="T55">application&gt;<text:s/></text:span></text:p>
        <text:p text:style-name="P56"><text:s text:c="2"/>&lt;variable-resolver&gt;</text:p>
        <text:p text:style-name="P57"><text:s text:c="11"/>jsf.resolver.CustomFacesVariableResolver</text:p>
        <text:p text:style-name="P58"><text:s text:c="2"/>&lt;/variable-resolver&gt;</text:p>
        <text:p text:style-name="P59"><text:s/>&lt;/application&gt;</text:p>
        <text:h text:style-name="Título1" text:outline-level="1"><text:bookmark-start text:name="_Toc226973460"/><text:bookmark-start text:name="_Toc234808917"/><text:bookmark-start text:name="_Toc249804656"/>Configuración de Spring, fichero applicationContext.xml<text:bookmark-end text:name="_Toc226973460"/><text:bookmark-end text:name="_Toc234808917"/><text:bookmark-end text:name="_Toc249804656"/></text:h>
        <text:p text:style-name="Normal">En el fichero applicationContext.xml, solamente será necesario definir y configurar el Bean del comando, inyectándole el componente de exportación a Excel que define la arquitectura bajo el nombre “<text:span text:style-name="T60">excelGenerator</text:span>”, de tipo ExcelGenerator.</text:p>
        <text:p text:style-name="Normal">Opcionalmente, el comando puede definir otra propiedad para los mapeos entre el objeto a exportar y las columnas.</text:p>
        <text:p text:style-name="Normal"/>
        <text:p text:style-name="P61">&lt;bean id="commandCreateExcel"<text:s/></text:p>
        <text:p text:style-name="P62"><text:s text:c="6"/>class="excel.command.CommandCreateExcel"&gt;</text:p>
        <text:p text:style-name="P63"><text:span text:style-name="T64"><text:s/></text:span><text:span text:style-name="T65"><text:s text:c="3"/></text:span><text:span text:style-name="T66">&lt;property name="excel"<text:s/></text:span><text:span text:style-name="T67">ref="excelGenerator"</text:span><text:span text:style-name="T68">&gt;&lt;/property&gt; <text:s text:c="2"/></text:span></text:p>
        <text:p text:style-name="P69"><text:span text:style-name="T70"><text:s/></text:span><text:span text:style-name="T71"><text:s text:c="3"/></text:span><text:span text:style-name="T72">&lt;property name="mappings"<text:s/></text:span></text:p>
        <text:p text:style-name="P73"><text:s text:c="14"/>value="dni=DNI;nombre=NOMBRE;apellidos=APELLIDO"/&gt; <text:s text:c="2"/></text:p>
        <text:p text:style-name="P74">&lt;/bean&gt;</text:p>
        <text:h text:style-name="Título1" text:outline-level="1"><text:bookmark-start text:name="_Toc226973461"/><text:bookmark-start text:name="_Toc234808918"/><text:bookmark-start text:name="_Toc249804657"/>Comando<text:bookmark-end text:name="_Toc226973461"/>s<text:bookmark-end text:name="_Toc234808918"/><text:bookmark-end text:name="_Toc249804657"/></text:h>
        <text:p text:style-name="Normal">La Clase del comando tiene que seguir la normativa de Arquitectura, extendiendo<text:s/>AbstractCommand parametrizado con el tipo del modelo.<text:s/></text:p>
        <text:p text:style-name="Normal">Esta Clase necesita contener una instancia del componente de Excel. La<text:s/>inyección de<text:s/>esta instancia se realizara en Spring.<text:s/>El comando únicamente debe definir el atributo de tipo ExcelGenerator y el método setter (opcionalmente el atributo para los mappings).</text:p>
        <text:p text:style-name="P75"/>
        <text:p text:style-name="P76">public class CommandCreateExcel extends AbstractCommand&lt;ModelExcel&gt; <text:s/>{</text:p>
        <text:p text:style-name="P77"><text:tab/><text:s text:c="2"/>protected Log logger = LogFactory.getLog(this.getClass());</text:p>
        <text:p text:style-name="P78"><text:span text:style-name="T79"><text:tab/></text:span><text:span text:style-name="T80"><text:s text:c="2"/></text:span><text:span text:style-name="T81">private <text:s/>ExcelGenerator excel;</text:span></text:p>
        <text:p text:style-name="P82"><text:span text:style-name="T83"><text:tab/></text:span><text:span text:style-name="T84"><text:s text:c="2"/></text:span><text:span text:style-name="T85">private <text:s/>String mappings;</text:span></text:p>
        <text:p text:style-name="P86"><text:s text:c="3"/>. . .</text:p>
        <text:p text:style-name="P87"><text:s text:c="3"/>public void setExcel(ExcelGenerator e) {</text:p>
        <text:p text:style-name="P88"><text:s text:c="6"/>this.excel = e;</text:p>
        <text:p text:style-name="P89"><text:s text:c="3"/>}</text:p>
        <text:p text:style-name="P90"/>
        <text:p text:style-name="P91"><text:s text:c="3"/>public void setMappings(String s) {</text:p>
        <text:p text:style-name="P92"><text:span text:style-name="T93"><text:s text:c="6"/></text:span><text:span text:style-name="T94">this.mappings = s;</text:span></text:p>
        <text:p text:style-name="P95"><text:s text:c="3"/>}</text:p>
        <text:p text:style-name="P96">}</text:p>
        <text:p text:style-name="Normal"/>
        <text:p text:style-name="Normal">El comando utilizará el generador de excel inyectado por Spring, invocando su método createExcelFile proporcionando la colección (obtenida del modelo) y la lista de mapeos, obteniendo un ByteArrayOutputStream con el fichero xls.</text:p>
        <text:p text:style-name="Normal">Para integrar con la funcionalidad de descarga de ficheros, se creará un objeto de tipo<text:s/>FileTransferItem<text:s/>utilizando la implementación<text:s/>DefaultFileTransferItem, el cual recibirá<text:s/>como parámetros de entrada del fichero:<text:s/>el<text:s/>nombre, el byte Array y el<text:s/>contentType, éste último parámetro de entrada en el caso de un fichero Excel es<text:s/>“application/octet-stream”.<text:s/>Este nuevo objeto se añadirá al modelo, por lo que quedará disponible al controlador para tratarlo en processResponse.</text:p>
        <text:p text:style-name="Normal"/>
        <text:p text:style-name="P97">@Override <text:s text:c="15"/></text:p>
        <text:p text:style-name="P98">protected void doExecute(ModelExcel commandData) {</text:p>
        <text:p text:style-name="P99"><text:tab/><text:tab/>ByteArrayOutputStream baos =<text:s/></text:p>
        <text:p text:style-name="P100"><text:s text:c="20"/>excel.createExcelFile(commandData.getClientes(),<text:s/></text:p>
        <text:p text:style-name="P101"><text:s text:c="20"/>this.mappings);<text:tab/></text:p>
        <text:p text:style-name="P102"><text:tab/><text:tab/>FileTransferItem fti = new DefaultFileTransferItem<text:s/></text:p>
        <text:p text:style-name="P103"><text:span text:style-name="T104"><text:s text:c="49"/></text:span><text:span text:style-name="T105">("</text:span><text:span text:style-name="T106">ClienteTest.xls</text:span><text:span text:style-name="T107">",</text:span></text:p>
        <text:p text:style-name="P108"><text:s text:c="49"/>baos.toByteArray(),</text:p>
        <text:p text:style-name="P109"><text:span text:style-name="T110"><text:s text:c="39"/></text:span><text:span text:style-name="T111"><text:s/></text:span><text:span text:style-name="T112">"application/octet-stream"</text:span><text:span text:style-name="T113">);</text:span></text:p>
        <text:p text:style-name="P114"><text:tab/><text:tab/>commandData.setFile(fti);</text:p>
        <text:p text:style-name="P115"><text:tab/>}</text:p>
        <text:h text:style-name="Título1" text:outline-level="1"><text:bookmark-start text:name="_Toc226973462"/><text:bookmark-start text:name="_Toc234808919"/><text:bookmark-start text:name="_Toc249804658"/>Vistas<text:bookmark-end text:name="_Toc226973462"/><text:bookmark-end text:name="_Toc234808919"/><text:bookmark-end text:name="_Toc249804658"/></text:h>
        <text:p text:style-name="Normal">Desde la perspectiva de las vistas la exportación a excel no es más que la ejecución de un comando más. Por tanto, solamente será necesario invocar el método execute() del controlador e indicarle el nombre del comando utilizando el Tag<text:s/>ejemplo:command.</text:p>
        <text:p text:style-name="P116">&lt;h:commandLink action="#{FlowCreateExcel.execute}"<text:s/></text:p>
        <text:p text:style-name="P117"><text:s text:c="6"/>value="Create Excel" &gt;</text:p>
        <text:p text:style-name="P118"><text:s text:c="5"/>&lt;ejemplo:command name="commandCreateExcel"&gt;</text:p>
        <text:p text:style-name="P119">&lt;/ejemplo:command&gt;</text:p>
        <text:p text:style-name="P120">&lt;/h:commandLink&gt;</text:p>
        <text:p text:style-name="Normal"/>
        <text:h text:style-name="Título1" text:outline-level="1"><text:bookmark-start text:name="_Toc226973463"/><text:bookmark-start text:name="_Toc234808920"/><text:bookmark-start text:name="_Toc249804659"/>Propiedades<text:bookmark-end text:name="_Toc226973463"/><text:s/>de Configuración<text:bookmark-end text:name="_Toc234808920"/><text:bookmark-end text:name="_Toc249804659"/></text:h>
        <text:p text:style-name="Normal">El componente de exportación a Excel, definido a nivel de arquitectura, ofrece una serie de propiedades que permiten configurar el formato del fichero obtenido, y pueden ser configuradas como propiedades de la aplicación en el fichero “application.properties”. A continuación se muestran las propiedades (entre paréntesis su valor por defecto):</text:p>
        <text:list text:style-name="LFO10" text:continue-numbering="true">
          <text:list-item>
            <text:p text:style-name="P121">fcm.excel.border<text:s/>(1) =&gt; Ancho del borde de la cabecera</text:p>
          </text:list-item>
          <text:list-item>
            <text:p text:style-name="P122">fcm.excel.fontColorHeader<text:s/>(“209,0,0”) =&gt; Color de fuente para la cabecera</text:p>
          </text:list-item>
          <text:list-item>
            <text:p text:style-name="P123">fcm.excel.adjust<text:s/>(true) =&gt; Determina si autoajustar las celdas.</text:p>
          </text:list-item>
          <text:list-item>
            <text:p text:style-name="P124">fcm.excel.totalRowsPerSheet<text:s/>(65534) =&gt; Número máximo de filas en una hoja.</text:p>
          </text:list-item>
          <text:list-item>
            <text:p text:style-name="P125">fcm.excel.sizeFont<text:s/>(10) =&gt; Tamaño de fuente</text:p>
          </text:list-item>
          <text:list-item>
            <text:p text:style-name="P126">fcm.excel.fontName<text:s/>(“Arial”) =&gt; Tipo de fuente</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1388in"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Normal" style:next-style-name="Normal" style:default-outline-level="1">
      <style:paragraph-properties fo:border="0.0416in solid #7FD13B" fo:padding="0in" style:shadow="none" fo:margin-bottom="0in" fo:background-color="#7FD13B"/>
      <style:text-properties style:font-name-asian="Calibri" fo:font-weight="bold" style:font-weight-asian="bold" style:font-weight-complex="bold" fo:text-transform="uppercase" fo:color="#FFFFFF" fo:letter-spacing="0.0104in" fo:font-size="11pt" style:font-size-asian="11pt" style:font-size-complex="11pt" fo:language="en" fo:country="US" fo:hyphenate="false"/>
    </style:style>
    <style:style style:name="Título2" style:display-name="Título 2" style:family="paragraph" style:parent-style-name="Normal" style:next-style-name="Normal" style:default-outline-level="2">
      <style:paragraph-properties fo:border="0.0416in solid #E5F5D7" fo:padding="0in" style:shadow="none" fo:margin-bottom="0in" fo:background-color="#E5F5D7"/>
      <style:text-properties style:font-name-asian="Calibri" fo:text-transform="uppercase" fo:letter-spacing="0.0104in" fo:font-size="11pt" style:font-size-asian="11pt" style:font-size-complex="11pt" fo:language="en" fo:country="US" fo:hyphenate="false"/>
    </style:style>
    <style:style style:name="Título3" style:display-name="Título 3" style:family="paragraph" style:parent-style-name="Normal" style:next-style-name="Normal" style:default-outline-level="3">
      <style:paragraph-properties fo:border-top="0.0104in solid #7FD13B" fo:border-left="0.0104in solid #7FD13B" fo:border-bottom="none" fo:border-right="none" fo:padding-top="0.0277in" fo:padding-left="0.0277in" fo:padding-bottom="0in" fo:padding-right="0in" style:shadow="none" fo:margin-top="0.2083in" fo:margin-bottom="0in"/>
      <style:text-properties style:font-name-asian="Calibri" fo:text-transform="uppercase" fo:color="#3E6B19" fo:letter-spacing="0.0104in" fo:font-size="11pt" style:font-size-asian="11pt" style:font-size-complex="11pt" fo:language="en" fo:country="US" fo:hyphenate="false"/>
    </style:style>
    <style:style style:name="Título4" style:display-name="Título 4" style:family="paragraph" style:parent-style-name="Normal" style:next-style-name="Normal" style:default-outline-level="4">
      <style:paragraph-properties fo:border-top="0.0104in dotted #7FD13B" fo:border-left="0.0104in dotted #7FD13B" fo:border-bottom="none" fo:border-right="none" fo:padding-top="0.0277in" fo:padding-left="0.0277in" fo:padding-bottom="0in" fo:padding-right="0in" style:shadow="none" fo:margin-top="0.2083in" fo:margin-bottom="0in"/>
      <style:text-properties style:font-name-asian="Calibri" fo:text-transform="uppercase" fo:color="#5EA226" fo:letter-spacing="0.0069in" fo:font-size="11pt" style:font-size-asian="11pt" style:font-size-complex="11pt" fo:language="en" fo:country="US" fo:hyphenate="false"/>
    </style:style>
    <style:style style:name="Título5" style:display-name="Título 5" style:family="paragraph" style:parent-style-name="Normal" style:next-style-name="Normal" style:default-outline-level="5">
      <style:paragraph-properties fo:border-top="none" fo:border-left="none" fo:border-bottom="0.0104in solid #7FD13B" fo:border-right="none" fo:padding-top="0in" fo:padding-left="0in" fo:padding-bottom="0.0138in" fo:padding-right="0in" style:shadow="none" fo:margin-top="0.2083in" fo:margin-bottom="0in"/>
      <style:text-properties style:font-name-asian="Calibri" fo:text-transform="uppercase" fo:color="#5EA226" fo:letter-spacing="0.0069in" fo:font-size="11pt" style:font-size-asian="11pt" style:font-size-complex="11pt" fo:language="en" fo:country="US" fo:hyphenate="false"/>
    </style:style>
    <style:style style:name="Título6" style:display-name="Título 6" style:family="paragraph" style:parent-style-name="Normal" style:next-style-name="Normal" style:default-outline-level="6">
      <style:paragraph-properties fo:border-top="none" fo:border-left="none" fo:border-bottom="0.0104in dotted #7FD13B" fo:border-right="none" fo:padding-top="0in" fo:padding-left="0in" fo:padding-bottom="0.0138in" fo:padding-right="0in" style:shadow="none" fo:margin-top="0.2083in" fo:margin-bottom="0in"/>
      <style:text-properties style:font-name-asian="Calibri" fo:text-transform="uppercase" fo:color="#5EA226" fo:letter-spacing="0.0069in" fo:font-size="11pt" style:font-size-asian="11pt" style:font-size-complex="11pt" fo:language="en" fo:country="US" fo:hyphenate="false"/>
    </style:style>
    <style:style style:name="Título7" style:display-name="Título 7" style:family="paragraph" style:parent-style-name="Normal" style:next-style-name="Normal" style:default-outline-level="7">
      <style:paragraph-properties fo:margin-top="0.2083in" fo:margin-bottom="0in"/>
      <style:text-properties style:font-name-asian="Calibri" fo:text-transform="uppercase" fo:color="#5EA226" fo:letter-spacing="0.0069in" fo:font-size="11pt" style:font-size-asian="11pt" style:font-size-complex="11pt" fo:language="en" fo:country="US" fo:hyphenate="false"/>
    </style:style>
    <style:style style:name="Título8" style:display-name="Título 8" style:family="paragraph" style:parent-style-name="Normal" style:next-style-name="Normal" style:default-outline-level="8">
      <style:paragraph-properties fo:margin-top="0.2083in" fo:margin-bottom="0in"/>
      <style:text-properties style:font-name-asian="Calibri" fo:text-transform="uppercase" fo:letter-spacing="0.0069in" fo:font-size="9pt" style:font-size-asian="9pt" style:font-size-complex="9pt" fo:language="en" fo:country="US" fo:hyphenate="false"/>
    </style:style>
    <style:style style:name="Título9" style:display-name="Título 9" style:family="paragraph" style:parent-style-name="Normal" style:next-style-name="Normal" style:default-outline-level="9">
      <style:paragraph-properties fo:margin-top="0.2083in" fo:margin-bottom="0in"/>
      <style:text-properties style:font-name-asian="Calibri" fo:font-style="italic" style:font-style-asian="italic" fo:text-transform="uppercase" fo:letter-spacing="0.0069in" fo:font-size="9pt" style:font-size-asian="9pt" style:font-size-complex="9pt" fo:language="en" fo:country="US" fo:hyphenate="false"/>
    </style:style>
    <style:style style:name="Normal" style:display-name="Normal" style:family="paragraph">
      <style:paragraph-properties fo:text-align="justify" fo:margin-top="0.3055in" fo:margin-bottom="0.3055in" fo:line-height="150%"/>
      <style:text-properties style:font-name-asian="Times New Roman" fo:font-size="10pt" style:font-size-asian="10pt" style:font-size-complex="10pt"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fo:font-weight="bold" style:font-weight-asian="bold" style:font-weight-complex="bold" fo:text-transform="uppercase" fo:color="#FFFFFF" fo:letter-spacing="0.0104in" fo:background-color="#7FD13B"/>
    </style:style>
    <style:style style:name="Título2Car" style:display-name="Título 2 Car" style:family="text" style:parent-style-name="Fuentedepárrafopredeter.">
      <style:text-properties fo:text-transform="uppercase" fo:letter-spacing="0.0104in" fo:background-color="#E5F5D7"/>
    </style:style>
    <style:style style:name="Título3Car" style:display-name="Título 3 Car" style:family="text" style:parent-style-name="Fuentedepárrafopredeter.">
      <style:text-properties fo:text-transform="uppercase" fo:color="#3E6B19" fo:letter-spacing="0.0104in"/>
    </style:style>
    <style:style style:name="Título4Car" style:display-name="Título 4 Car" style:family="text" style:parent-style-name="Fuentedepárrafopredeter.">
      <style:text-properties fo:text-transform="uppercase" fo:color="#5EA226" fo:letter-spacing="0.0069in"/>
    </style:style>
    <style:style style:name="Título5Car" style:display-name="Título 5 Car" style:family="text" style:parent-style-name="Fuentedepárrafopredeter.">
      <style:text-properties fo:text-transform="uppercase" fo:color="#5EA226" fo:letter-spacing="0.0069in"/>
    </style:style>
    <style:style style:name="Título6Car" style:display-name="Título 6 Car" style:family="text" style:parent-style-name="Fuentedepárrafopredeter.">
      <style:text-properties fo:text-transform="uppercase" fo:color="#5EA226" fo:letter-spacing="0.0069in"/>
    </style:style>
    <style:style style:name="Título7Car" style:display-name="Título 7 Car" style:family="text" style:parent-style-name="Fuentedepárrafopredeter.">
      <style:text-properties fo:text-transform="uppercase" fo:color="#5EA226"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5in"/>
      <style:text-properties style:font-name-asian="Calibri" fo:text-transform="uppercase" fo:color="#7FD13B" fo:letter-spacing="0.0069in" style:letter-kerning="true" fo:font-size="26pt" style:font-size-asian="26pt" style:font-size-complex="26pt" fo:language="en" fo:country="US" fo:hyphenate="false"/>
    </style:style>
    <style:style style:name="TítuloCar" style:display-name="Título Car" style:family="text" style:parent-style-name="Fuentedepárrafopredeter.">
      <style:text-properties fo:text-transform="uppercase" fo:color="#7FD13B" fo:letter-spacing="0.0069in" style:letter-kerning="true" fo:font-size="26pt" style:font-size-asian="26pt" style:font-size-complex="26pt"/>
    </style:style>
    <style:style style:name="Subtítulo" style:display-name="Subtítulo" style:family="paragraph" style:parent-style-name="Normal" style:next-style-name="Normal">
      <style:paragraph-properties fo:margin-bottom="0.6944in" fo:line-height="100%"/>
      <style:text-properties style:font-name-asian="Calibri" fo:text-transform="uppercase" fo:color="#595959" fo:letter-spacing="0.0069in" fo:font-size="12pt" style:font-size-asian="12pt" style:font-size-complex="12pt" fo:language="en" fo:country="US" fo:hyphenate="false"/>
    </style:style>
    <style:style style:name="SubtítuloCar" style:display-name="Subtítulo Car" style:family="text" style:parent-style-name="Fuentedepárrafopredeter.">
      <style:text-properties fo:text-transform="uppercase" fo:color="#595959" fo:letter-spacing="0.0069in" fo:font-size="12pt" style:font-size-asian="12pt" style:font-size-complex="12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3E6B19" fo:letter-spacing="0.0034in"/>
    </style:style>
    <style:style style:name="Sinespaciado" style:display-name="Sin espaciado" style:family="paragraph" style:parent-style-name="Normal">
      <style:paragraph-properties fo:margin-top="0in" fo:margin-bottom="0in" fo:line-height="100%"/>
      <style:text-properties style:font-name-asian="Calibri" fo:language="en" fo:country="US" fo:hyphenate="false"/>
    </style:style>
    <style:style style:name="SinespaciadoCar" style:display-name="Sin espaciado Car" style:family="text" style:parent-style-name="Fuentedepárrafopredeter.">
      <style:text-properties fo:font-size="10pt" style:font-size-asian="10pt" style:font-size-complex="10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Cita" style:display-name="Cita" style:family="paragraph" style:parent-style-name="Normal" style:next-style-name="Normal">
      <style:text-properties style:font-name-asian="Calibri" fo:font-style="italic" style:font-style-asian="italic" style:font-style-complex="italic" fo:language="en" fo:country="US" fo:hyphenate="false"/>
    </style:style>
    <style:style style:name="CitaCar" style:display-name="Cita Car" style:family="text" style:parent-style-name="Fuentedepárrafopredeter.">
      <style:text-properties fo:font-style="italic" style:font-style-asian="italic" style:font-style-complex="italic" fo:font-size="10pt" style:font-size-asian="10pt" style:font-size-complex="10pt"/>
    </style:style>
    <style:style style:name="Citadestacada" style:display-name="Cita destacada" style:family="paragraph" style:parent-style-name="Normal" style:next-style-name="Normal">
      <style:paragraph-properties fo:border-top="0.0069in solid #7FD13B" fo:border-left="0.0069in solid #7FD13B" fo:border-bottom="none" fo:border-right="none" fo:padding-top="0.1388in" fo:padding-left="0.1388in" fo:padding-bottom="0in" fo:padding-right="0in" style:shadow="none" fo:margin-bottom="0in" fo:margin-left="0.9in" fo:margin-right="0.8in">
        <style:tab-stops/>
      </style:paragraph-properties>
      <style:text-properties style:font-name-asian="Calibri" fo:font-style="italic" style:font-style-asian="italic" style:font-style-complex="italic" fo:color="#7FD13B" fo:language="en" fo:country="US" fo:hyphenate="false"/>
    </style:style>
    <style:style style:name="CitadestacadaCar" style:display-name="Cita destacada Car" style:family="text" style:parent-style-name="Fuentedepárrafopredeter.">
      <style:text-properties fo:font-style="italic" style:font-style-asian="italic" style:font-style-complex="italic" fo:color="#7FD13B" fo:font-size="10pt" style:font-size-asian="10pt" style:font-size-complex="10pt"/>
    </style:style>
    <style:style style:name="Énfasissutil" style:display-name="Énfasis sutil" style:family="text">
      <style:text-properties fo:font-style="italic" style:font-style-asian="italic" style:font-style-complex="italic" fo:color="#3E6B19"/>
    </style:style>
    <style:style style:name="Énfasisintenso" style:display-name="Énfasis intenso" style:family="text">
      <style:text-properties fo:font-weight="bold" style:font-weight-asian="bold" style:font-weight-complex="bold" fo:text-transform="uppercase" fo:color="#3E6B19" fo:letter-spacing="0.0069in"/>
    </style:style>
    <style:style style:name="Referenciasutil" style:display-name="Referencia sutil" style:family="text">
      <style:text-properties fo:font-weight="bold" style:font-weight-asian="bold" style:font-weight-complex="bold" fo:color="#7FD13B"/>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7FD13B"/>
    </style:style>
    <style:style style:name="Títulodellibro" style:display-name="Título del libro" style:family="text">
      <style:text-properties fo:font-weight="bold" style:font-weight-asian="bold" style:font-weight-complex="bold" fo:font-style="italic" style:font-style-asian="italic" style:font-style-complex="italic" fo:letter-spacing="0.0062in"/>
    </style:style>
    <style:style style:name="TítulodeTDC" style:display-name="Título de TDC" style:family="paragraph" style:parent-style-name="Título1" style:next-style-name="Normal">
      <style:text-properties style:font-name-asian="Times New Roman" fo:language="es" fo:country="ES" fo:hyphenate="false"/>
    </style:style>
    <style:style style:name="piedeimagen" style:display-name="pie de imagen" style:family="paragraph" style:parent-style-name="Epígrafe">
      <style:paragraph-properties fo:text-align="end"/>
      <style:text-properties fo:font-weight="normal" style:font-weight-asian="normal" fo:font-style="italic" style:font-style-asian="italic" style:use-window-font-color="true" fo:hyphenate="false"/>
    </style:style>
    <style:style style:name="Epígrafe" style:display-name="Epígrafe" style:family="paragraph" style:parent-style-name="Normal" style:next-style-name="Normal">
      <style:text-properties fo:font-weight="bold" style:font-weight-asian="bold" style:font-weight-complex="bold" fo:color="#5EA226" fo:font-size="8pt" style:font-size-asian="8pt" style:font-size-complex="8pt" fo:hyphenate="false"/>
    </style:style>
    <style:style style:name="piedeimagenCar" style:display-name="pie de imagen Car" style:family="text" style:parent-style-name="Fuentedepárrafopredeter.">
      <style:text-properties style:font-weight-complex="bold" fo:font-style="italic" style:font-style-asian="italic" fo:font-size="9pt" style:font-size-asian="9pt" style:font-size-complex="9pt" fo:language="es"/>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sian="Times New Roman" fo:font-size="10pt" style:font-size-asian="10pt" style:font-size-complex="10pt" fo:language="es" fo:country="ES"/>
    </style:style>
    <style:style style:name="Piedepágina" style:display-name="Pie de página" style:family="paragraph" style:parent-style-name="Normal">
      <style:paragraph-properties fo:text-align="center" fo:margin-top="0in">
        <style:tab-stops>
          <style:tab-stop style:type="center" style:position="2.9527in"/>
          <style:tab-stop style:type="right" style:position="5.9062in"/>
        </style:tab-stops>
      </style:paragraph-properties>
      <style:text-properties fo:color="#000080" fo:font-size="8pt" style:font-size-asian="8pt" fo:hyphenate="false"/>
    </style:style>
    <style:style style:name="PiedepáginaCar" style:display-name="Pie de página Car" style:family="text" style:parent-style-name="Fuentedepárrafopredeter.">
      <style:text-properties style:font-name-asian="Times New Roman" fo:color="#000080" fo:font-size="8pt" style:font-size-asian="8pt" style:font-size-complex="10pt" fo:language="es" fo:country="ES"/>
    </style:style>
    <style:style style:name="TDC1" style:display-name="TDC 1" style:family="paragraph" style:parent-style-name="Normal" style:next-style-name="Normal">
      <style:paragraph-properties>
        <style:tab-stops>
          <style:tab-stop style:type="left" style:position="0.6895in"/>
          <style:tab-stop style:type="right" style:leader-style="dotted" style:leader-text="." style:position="5.9062in"/>
        </style:tab-stops>
      </style:paragraph-properties>
      <style:text-properties fo:font-weight="bold" style:font-weight-asian="bold" fo:hyphenate="false"/>
    </style:style>
    <style:style style:name="Firma" style:display-name="Firma" style:family="paragraph" style:parent-style-name="Normal">
      <style:paragraph-properties fo:text-align="end" fo:margin-left="2.9534in">
        <style:tab-stops/>
      </style:paragraph-properties>
      <style:text-properties fo:font-size="8pt" style:font-size-asian="8pt" fo:hyphenate="false"/>
    </style:style>
    <style:style style:name="FirmaCar" style:display-name="Firma Car" style:family="text" style:parent-style-name="Fuentedepárrafopredeter.">
      <style:text-properties style:font-name-asian="Times New Roman" fo:font-size="8pt" style:font-size-asian="8pt" style:font-size-complex="10pt" fo:language="es" fo:country="ES"/>
    </style:style>
    <style:style style:name="TDC2" style:display-name="TDC 2" style:family="paragraph" style:parent-style-name="Normal" style:next-style-name="Normal">
      <style:paragraph-properties fo:margin-top="0in" fo:margin-left="0.6895in">
        <style:tab-stops>
          <style:tab-stop style:type="left" style:position="0.3937in"/>
          <style:tab-stop style:type="right" style:leader-style="dotted" style:leader-text="." style:position="5.2166in"/>
        </style:tab-stops>
      </style:paragraph-properties>
      <style:text-properties fo:font-size="9pt" style:font-size-asian="9pt" fo:hyphenate="false"/>
    </style:style>
    <style:style style:name="CódigoFuente" style:display-name="Código Fuente" style:family="paragraph" style:parent-style-name="Normal">
      <style:paragraph-properties fo:margin-top="0in"/>
      <style:text-properties style:font-name="Courier New" fo:font-size="8pt" style:font-size-asian="8pt" fo:hyphenate="false"/>
    </style:style>
    <style:style style:name="TítuloÍndice" style:display-name="Título Índice" style:family="paragraph" style:next-style-name="Normal" style:auto-update="true">
      <style:paragraph-properties fo:break-before="page" fo:border-top="0.0208in solid #000080" fo:border-left="none" fo:border-bottom="none" fo:border-right="none" fo:padding-top="0.0138in" fo:padding-left="0in" fo:padding-bottom="0in" fo:padding-right="0in" style:shadow="none"/>
      <style:text-properties style:font-name="Arial" fo:font-weight="bold" style:font-weight-asian="bold" fo:color="#000080" fo:font-size="16pt" style:font-size-asian="16pt" fo:language="es" fo:country="ES" style:language-asian="es" style:country-asian="ES" style:language-complex="ar" style:country-complex="SA" fo:hyphenate="false"/>
    </style:style>
    <style:style style:name="CódigoFuenteChar" style:display-name="Código Fuente Char" style:family="text" style:parent-style-name="Fuentedepárrafopredeter.">
      <style:text-properties style:font-name="Courier New" style:font-name-asian="Times New Roman" fo:font-size="8pt" style:font-size-asian="8pt" style:font-size-complex="10pt" fo:background-color="transparent" fo:language="es" fo:country="ES"/>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EB8803" style:text-underline-type="single" style:text-underline-style="solid" style:text-underline-width="auto" style:text-underline-mode="continuous"/>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fo:language="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7fd13b" draw:opacity="100%" draw:stroke="solid" svg:stroke-width="0.02778in" svg:stroke-color="#5c9929"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style:page-layout style:name="PL0">
      <style:page-layout-properties fo:page-width="8.2687in" fo:page-height="11.6944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ose Antonio Jamilena Daza</meta:initial-creator>
    <dc:creator>Jose Antonio Jamilena Daza</dc:creator>
    <meta:creation-date>2009-12-28T21:57:00Z</meta:creation-date>
    <dc:date>2009-12-28T22:08:00Z</dc:date>
    <meta:template xlink:href="Normal.dotm" xlink:type="simple"/>
    <meta:editing-cycles>3</meta:editing-cycles>
    <meta:editing-duration>PT660S</meta:editing-duration>
    <meta:document-statistic meta:page-count="9" meta:paragraph-count="18" meta:word-count="1447" meta:character-count="9389" meta:row-count="66" meta:non-whitespace-character-count="7960"/>
  </office:meta>
</office:document-meta>
</file>